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5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5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5.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.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5.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5.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5.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6.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6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6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6.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6.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6.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6.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6.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6.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6.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6.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7.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7.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7.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6.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6.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6.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7.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7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7.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7.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7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7.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7.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7.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7.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7.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7.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7.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8.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8.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8.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8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8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8.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8.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8.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8.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8.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8.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8.4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8.5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8.6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8.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8.8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8.8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8.9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9.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9.2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9.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9.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9.4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9.5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9.6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9.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9.8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9.9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9.9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10.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0.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0.2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0.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0.4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10.4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10.5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13:11.425429494</meta:creation-date>
    <dc:date>2021-12-10T11:18:58.516057031</dc:date>
    <meta:editing-duration>PT5M47S</meta:editing-duration>
    <meta:editing-cycles>1</meta:editing-cycles>
    <meta:document-statistic meta:table-count="1" meta:cell-count="237" meta:object-count="0"/>
    <meta:generator>LibreOffice/6.4.7.2$Linux_X86_64 LibreOffice_project/40$Build-2</meta:generator>
  </office:meta>
</office:document-meta>
</file>